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keep-together="auto" fo:orphans="0" fo:widows="3" fo:text-indent="0cm" style:auto-text-indent="false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Text_20_body">
      <style:paragraph-properties fo:margin-left="0cm" fo:margin-right="0cm" fo:line-height="200%" fo:text-indent="0cm" style:auto-text-indent="false"/>
      <style:text-properties style:font-name="Arial"/>
    </style:style>
    <style:style style:name="P20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1.27cm" fo:margin-right="0cm" fo:text-align="start" style:justify-single-word="false" fo:keep-together="auto" fo:orphans="0" fo:widows="3" fo:text-indent="0cm" style:auto-text-indent="false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 fo:keep-together="auto" fo:orphans="0" fo:widows="3" fo:background-color="transparent" fo:keep-with-next="always" style:text-autospace="none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keep-together="auto" fo:orphans="0" fo:widows="3" fo:background-color="transparent" fo:keep-with-next="always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keep-together="auto" fo:orphans="0" fo:widows="3" fo:background-color="transparent" fo:keep-with-next="always">
        <style:background-image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paragraph-properties fo:line-height="200%"/>
      <style:text-properties style:font-name="Arial"/>
    </style:style>
    <style:style style:name="P29" style:family="paragraph" style:parent-style-name="Text_20_body">
      <style:paragraph-properties fo:line-height="200%"/>
    </style:style>
    <style:style style:name="P30" style:family="paragraph" style:parent-style-name="Text_20_body">
      <style:paragraph-properties fo:margin-left="2.501cm" fo:margin-right="0cm" fo:line-height="200%" fo:text-indent="0cm" style:auto-text-indent="false"/>
    </style:style>
    <style:style style:name="P31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48pt" style:font-size-asian="42pt" style:font-size-complex="48pt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4" style:family="paragraph" style:parent-style-name="Header"/>
    <style:style style:name="P35" style:family="paragraph" style:parent-style-name="Text_20_body" style:list-style-name="L1">
      <style:paragraph-properties fo:line-height="200%"/>
      <style:text-properties style:font-name="Arial"/>
    </style:style>
    <style:style style:name="P36" style:family="paragraph" style:parent-style-name="Text_20_body" style:list-style-name="L1">
      <style:paragraph-properties fo:line-height="200%"/>
      <style:text-properties style:font-name="Arial" fo:font-size="12pt" style:font-size-asian="12pt" style:font-size-complex="12pt"/>
    </style:style>
    <style:style style:name="P37" style:family="paragraph" style:parent-style-name="Text_20_body" style:list-style-name="L1">
      <style:paragraph-properties fo:line-height="200%"/>
      <style:text-properties style:font-name="Arial" fo:font-style="normal" style:font-style-asian="normal" style:font-style-complex="normal"/>
    </style:style>
    <style:style style:name="P38" style:family="paragraph" style:parent-style-name="Text_20_body" style:list-style-name="L1">
      <style:paragraph-properties fo:line-height="200%"/>
      <style:text-properties style:font-name="Arial" fo:font-weight="normal" style:font-weight-asian="normal" style:font-weight-complex="normal"/>
    </style:style>
    <style:style style:name="P39" style:family="paragraph" style:parent-style-name="Text_20_body" style:list-style-name="L1">
      <style:paragraph-properties fo:line-height="200%"/>
    </style:style>
    <style:style style:name="P40" style:family="paragraph" style:parent-style-name="Text_20_body" style:list-style-name="L1" style:master-page-name="">
      <style:paragraph-properties fo:line-height="200%" style:page-number="auto"/>
      <style:text-properties style:font-name="Arial" fo:font-size="12pt" style:font-size-asian="12pt" style:font-size-complex="12pt"/>
    </style:style>
    <style:style style:name="P41" style:family="paragraph" style:parent-style-name="Text_20_body" style:list-style-name="L1" style:master-page-name="">
      <style:paragraph-properties fo:line-height="200%" fo:keep-together="auto" fo:orphans="0" fo:widows="3" style:page-number="auto" fo:background-color="transparent" fo:keep-with-next="always">
        <style:background-image/>
      </style:paragraph-properties>
      <style:text-properties style:font-name="Arial" fo:font-weight="normal" style:font-weight-asian="normal" style:font-weight-complex="normal"/>
    </style:style>
    <style:style style:name="P42" style:family="paragraph" style:parent-style-name="Text_20_body" style:list-style-name="L1">
      <style:paragraph-properties fo:margin-left="2.501cm" fo:margin-right="0cm" fo:line-height="200%" fo:text-indent="-0.635cm" style:auto-text-indent="false"/>
      <style:text-properties fo:font-variant="normal" fo:text-transform="none" fo:color="#000000" style:font-name="Arial" fo:font-size="12pt" fo:font-style="normal" style:font-size-asian="12pt" style:font-size-complex="12pt"/>
    </style:style>
    <style:style style:name="P43" style:family="paragraph" style:parent-style-name="Text_20_body" style:list-style-name="L1">
      <style:paragraph-properties fo:line-height="200%" fo:keep-together="auto" fo:orphans="0" fo:widows="3" fo:background-color="transparent" fo:keep-with-next="always">
        <style:background-image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variant="normal" fo:text-transform="none" fo:color="#000000" style:font-name="Times New Roman2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2" fo:font-size="14pt" fo:letter-spacing="normal" fo:font-style="italic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Arial" fo:letter-spacing="normal"/>
    </style:style>
    <style:style style:name="T12" style:family="text">
      <style:text-properties fo:font-variant="normal" fo:text-transform="none" fo:color="#027abb" style:text-line-through-style="none" style:font-name="Times New Roman2" fo:font-size="14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27abb" style:text-line-through-style="none" style:font-name="Arial" fo:font-size="12pt" fo:letter-spacing="normal" fo:font-style="normal" style:text-underline-style="none" fo:font-weight="normal" style:text-blinking="false"/>
    </style:style>
    <style:style style:name="T14" style:family="text">
      <style:text-properties fo:color="#000000" style:font-name="Times New Roman2" fo:font-size="14pt" fo:letter-spacing="normal" fo:font-style="italic" fo:font-weight="normal"/>
    </style:style>
    <style:style style:name="T15" style:family="text">
      <style:text-properties fo:color="#000000" style:font-name="Arial" fo:font-size="12pt" fo:letter-spacing="normal" fo:font-style="italic" fo:font-weight="normal"/>
    </style:style>
    <style:style style:name="T16" style:family="text">
      <style:text-properties style:font-name="Arial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Fax Cover Sheet</text:h>
      <text:h text:style-name="P13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1" text:outline-level="1">Date:<text:span text:style-name="T3"> </text:span><text:span text:style-name="T3"><text:date style:data-style-name="N37" text:date-value="2018-03-26T14:24:53.12" text:fixed="true">18-03-26</text:date></text:span></text:h>
          </table:table-cell>
          <table:table-cell table:style-name="Table1.B1" office:value-type="string">
            <text:h text:style-name="P31" text:outline-level="1">To:<text:span text:style-name="T3"> </text:span><text:span text:style-name="T3"><text:text-input text:description="To:">Dept. of Justice</text:text-input></text:span></text:h>
          </table:table-cell>
        </table:table-row>
        <table:table-row>
          <table:table-cell table:style-name="Table1.A2" office:value-type="string">
            <text:h text:style-name="P31" text:outline-level="1">Fax: <text:text-input text:description="Fax Number">416-973-5004</text:text-input></text:h>
          </table:table-cell>
          <table:table-cell table:style-name="Table1.B2" office:value-type="string">
            <text:h text:style-name="P31" text:outline-level="1">Attn:<text:span text:style-name="T3"> </text:span><text:span text:style-name="T3"><text:text-input text:description="Attention">Eric Peterson</text:text-input></text:span></text:h>
          </table:table-cell>
        </table:table-row>
        <table:table-row>
          <table:table-cell table:style-name="Table1.A2" office:value-type="string">
            <text:h text:style-name="P31" text:outline-level="1">From:<text:span text:style-name="T3"> </text:span><text:span text:style-name="T3"><text:text-input text:description="From">Radu Hociung</text:text-input></text:span></text:h>
          </table:table-cell>
          <table:table-cell table:style-name="Table1.B2" office:value-type="string">
            <text:h text:style-name="P31" text:outline-level="1">Re:<text:span text:style-name="T3"> </text:span><text:span text:style-name="T3"><text:text-input text:description="Subject">A-101-18, A-102-18 requisitions for hearing</text:text-input></text:span></text:h>
          </table:table-cell>
        </table:table-row>
        <table:table-row>
          <table:table-cell table:style-name="Table1.A2" office:value-type="string">
            <text:h text:style-name="P31" text:outline-level="1">Phone:<text:span text:style-name="T3"> </text:span><text:span text:style-name="T3"><text:text-input text:description="Phone Number">(519) 883-8454</text:text-input></text:span></text:h>
          </table:table-cell>
          <table:table-cell table:style-name="Table1.B2" office:value-type="string">
            <text:h text:style-name="P31" text:outline-level="1">Pages:<text:span text:style-name="T3"> </text:span><text:span text:style-name="T3"><text:text-input text:description="Number of Pages">9, Including Cover</text:text-input></text:span></text:h>
          </table:table-cell>
        </table:table-row>
      </table:table>
      <text:h text:style-name="P14" text:outline-level="1"/>
      <text:h text:style-name="P15" text:outline-level="1">Notes:</text:h>
      <text:h text:style-name="P16" text:outline-level="1"><text:text-input text:description="Notes">Mr Peterson,

Please find attached Requisitions for Hearing for files A-101-18 and A-102-18

Sincerely
Radu Hociung
Tel: 519-883-8454</text:text-input></text:h>
      <text:h text:style-name="P3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200%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8760363347222338880" text:style-name="Outline">
          <text:list-header>
            <text:h text:style-name="Header" text:outline-level="1" text:is-list-header="true"><text:tab/><text:page-number text:select-page="current"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9-02-28T14:57:54.14</dc:date>
    <dc:creator>Radu Hociung</dc:creator>
    <meta:editing-duration>P17DT23H15M8S</meta:editing-duration>
    <meta:editing-cycles>121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1" meta:image-count="0" meta:object-count="0" meta:page-count="1" meta:paragraph-count="12" meta:word-count="17" meta:character-count="119"/>
  </office:meta>
</office:document-meta>
</file>